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1189in" fo:margin-bottom="0.1189in" loext:contextual-spacing="false" style:line-spacing="0.0882in" fo:text-align="center" style:justify-single-word="false"/>
      <style:text-properties style:font-name="Roboto" fo:font-size="20pt" officeooo:rsid="000df130" officeooo:paragraph-rsid="000df130" style:font-size-asian="17.5pt" style:font-size-complex="20pt"/>
    </style:style>
    <style:style style:name="P2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style:font-name="Roboto" fo:font-size="14pt" officeooo:rsid="0000b050" officeooo:paragraph-rsid="000faa9d" style:font-size-asian="12.25pt" style:font-size-complex="14pt"/>
    </style:style>
    <style:style style:name="T1" style:family="text">
      <style:text-properties fo:font-size="14pt" officeooo:rsid="0000b050" style:font-size-asian="12.25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n’t have</text:p>
      <text:list xml:id="list1686016574" text:style-name="L1">
        <text:list-item>
          <text:p text:style-name="P2"><text:span text:style-name="T1">As a user, I want to be able to browse through a list of issues from various popular projects, so that I will be able to see if there are any that are relevant to me. — Future: this is almost a completely different site/value prop. However, it is also very interesting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>
      <style:text-properties style:font-name="Roboto" fo:font-family="Roboto" style:font-pitch="variable" fo:font-size="14pt" style:font-size-asian="12.25pt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 LibreOffice_project/aecc05fe267cc68dde00352a451aa867b3b546ac</meta:generator>
    <dc:date>2019-05-30T14:34:28.314000000</dc:date>
    <meta:editing-duration>PT1H3M9S</meta:editing-duration>
    <meta:editing-cycles>13</meta:editing-cycles>
    <meta:document-statistic meta:table-count="0" meta:image-count="0" meta:object-count="0" meta:page-count="1" meta:paragraph-count="2" meta:word-count="54" meta:character-count="281" meta:non-whitespace-character-count="229"/>
  </office:meta>
</office:document-meta>
</file>